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CountLogger.SessionCoun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CountLogger.sessionDestroy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CountLogger.getSess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CountLogger.sessionCreated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